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925" officeooo:paragraph-rsid="001af925"/>
    </style:style>
    <style:style style:name="P2" style:family="paragraph" style:parent-style-name="Standard">
      <style:text-properties officeooo:rsid="001af925" officeooo:paragraph-rsid="001c0079"/>
    </style:style>
    <style:style style:name="P3" style:family="paragraph" style:parent-style-name="Standard">
      <style:text-properties officeooo:rsid="001af925" officeooo:paragraph-rsid="001d1fe7"/>
    </style:style>
    <style:style style:name="P4" style:family="paragraph" style:parent-style-name="Standard">
      <style:text-properties officeooo:rsid="001af925" officeooo:paragraph-rsid="001e3ef3"/>
    </style:style>
    <style:style style:name="P5" style:family="paragraph" style:parent-style-name="Standard">
      <style:text-properties officeooo:rsid="001af925" officeooo:paragraph-rsid="002102ec"/>
    </style:style>
    <style:style style:name="P6" style:family="paragraph" style:parent-style-name="Standard">
      <style:text-properties officeooo:rsid="001af925" officeooo:paragraph-rsid="00221a8e"/>
    </style:style>
    <style:style style:name="P7" style:family="paragraph" style:parent-style-name="Standard">
      <style:text-properties officeooo:rsid="001af925" officeooo:paragraph-rsid="00227e8f"/>
    </style:style>
    <style:style style:name="P8" style:family="paragraph" style:parent-style-name="Standard">
      <style:text-properties officeooo:rsid="0024c836" officeooo:paragraph-rsid="0024c836"/>
    </style:style>
    <style:style style:name="P9" style:family="paragraph" style:parent-style-name="Standard">
      <style:text-properties officeooo:rsid="0025f11f" officeooo:paragraph-rsid="0025f11f"/>
    </style:style>
    <style:style style:name="P10" style:family="paragraph" style:parent-style-name="Standard">
      <style:text-properties officeooo:rsid="00266583" officeooo:paragraph-rsid="00266583"/>
    </style:style>
    <style:style style:name="P11" style:family="paragraph" style:parent-style-name="Standard">
      <style:text-properties officeooo:rsid="00285ece" officeooo:paragraph-rsid="00285ece"/>
    </style:style>
    <style:style style:name="T1" style:family="text">
      <style:text-properties officeooo:rsid="001c0079"/>
    </style:style>
    <style:style style:name="T2" style:family="text">
      <style:text-properties officeooo:rsid="001d1fe7"/>
    </style:style>
    <style:style style:name="T3" style:family="text">
      <style:text-properties officeooo:rsid="001e3ef3"/>
    </style:style>
    <style:style style:name="T4" style:family="text">
      <style:text-properties officeooo:rsid="001eafab"/>
    </style:style>
    <style:style style:name="T5" style:family="text">
      <style:text-properties officeooo:rsid="001f4607"/>
    </style:style>
    <style:style style:name="T6" style:family="text">
      <style:text-properties officeooo:rsid="002102ec"/>
    </style:style>
    <style:style style:name="T7" style:family="text">
      <style:text-properties officeooo:rsid="00221a8e"/>
    </style:style>
    <style:style style:name="T8" style:family="text">
      <style:text-properties officeooo:rsid="002431aa"/>
    </style:style>
    <style:style style:name="T9" style:family="text">
      <style:text-properties officeooo:rsid="0025ccd8"/>
    </style:style>
    <style:style style:name="T10" style:family="text">
      <style:text-properties officeooo:rsid="00268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u fin de semaine</text:p>
      <text:p text:style-name="P1">présentation le 7</text:p>
      <text:p text:style-name="P2">envoi du code, qu’est-ce qu’on a fait, qu’est-ce qu’on a fait et qu’on a pas envoyé parce que c’était faux, qu’est-ce qu’on a amélioré</text:p>
      <text:p text:style-name="P3"><text:span text:style-name="T1">résultat obtenus → </text:span><text:span text:style-name="T2">meilleur assemblage sur tel/tel niveau</text:span></text:p>
      <text:p text:style-name="P4"><text:span text:style-name="T2">genome fraction, misassemblies, mismatch rate, N50</text:span></text:p>
      <text:p text:style-name="P5"><text:span text:style-name="T3">temps et mémoire </text:span><text:span text:style-name="T4">sur les différents level → </text:span><text:span text:style-name="T5">jusqu’où on a été sans que ça devienne trop coûteux</text:span></text:p>
      <text:p text:style-name="P5"/>
      <text:p text:style-name="P6"><text:span text:style-name="T6">évalué sur notre regard sur le travail </text:span></text:p>
      <text:p text:style-name="P7"><text:span text:style-name="T7">chose qu’on aurait aimé faire </text:span></text:p>
      <text:p text:style-name="P7"/>
      <text:p text:style-name="P7"><text:span text:style-name="T8">feature que le code a et n’a pas</text:span> </text:p>
      <text:p text:style-name="P7"/>
      <text:p text:style-name="P8">README / <text:span text:style-name="T9">Rapport </text:span></text:p>
      <text:p text:style-name="P8"/>
      <text:p text:style-name="P9">Présentation</text:p>
      <text:p text:style-name="P9">même info attendu mais sous 15 minutes</text:p>
      <text:p text:style-name="P10">ce qu’on a fait, ce qu’on a pas fait, résultat, perspective <text:span text:style-name="T10">7 minutes par projet </text:span></text:p>
      <text:p text:style-name="P11">ne pas passer trop de temps sur le contex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3:41:02.283000000</meta:creation-date>
    <dc:date>2025-04-28T13:49:27.277000000</dc:date>
    <meta:editing-duration>PT8M17S</meta:editing-duration>
    <meta:editing-cycles>17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4" meta:word-count="118" meta:character-count="666" meta:non-whitespace-character-count="557"/>
  </office:meta>
</office:document-meta>
</file>